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master-page-name="">
      <loext:graphic-properties draw:fill="none"/>
      <style:paragraph-properties fo:margin-left="-0.5in" fo:margin-right="-0.5618in" fo:text-indent="0in" style:auto-text-indent="false" style:page-number="auto" fo:background-color="transparent"/>
      <style:text-properties fo:font-size="12pt" style:font-size-asian="12pt" style:font-size-complex="12pt"/>
    </style:style>
    <style:style style:name="P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style:font-size-asian="12pt" style:font-size-complex="12pt"/>
    </style:style>
    <style:style style:name="P3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57ff9" officeooo:paragraph-rsid="00257ff9" style:font-size-asian="12pt" style:font-size-complex="12pt"/>
    </style:style>
    <style:style style:name="P4" style:family="paragraph" style:parent-style-name="Text_20_body" style:list-style-name="L2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officeooo:rsid="00274cae" officeooo:paragraph-rsid="00274cae" style:font-size-asian="12pt" style:font-size-complex="12pt"/>
    </style:style>
    <style:style style:name="P5" style:family="paragraph" style:parent-style-name="Text_20_body">
      <loext:graphic-properties draw:fill="none"/>
      <style:paragraph-properties fo:margin-left="-0.5in" fo:margin-right="-0.5618in" fo:text-indent="0in" style:auto-text-indent="false" fo:break-before="page" fo:background-color="transparent">
        <style:tab-stops>
          <style:tab-stop style:position="0.25in"/>
        </style:tab-stops>
      </style:paragraph-properties>
      <style:text-properties fo:font-size="12pt" officeooo:rsid="00274cae" officeooo:paragraph-rsid="003269b5" style:font-size-asian="12pt" style:font-size-complex="12pt"/>
    </style:style>
    <style:style style:name="P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e8432" officeooo:paragraph-rsid="002e8432" style:font-size-asian="12pt" style:font-size-complex="12pt"/>
    </style:style>
    <style:style style:name="P7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fo:font-size="12pt" officeooo:rsid="002e8bbf" officeooo:paragraph-rsid="002e8bbf" style:font-size-asian="12pt" style:font-size-complex="12pt"/>
    </style:style>
    <style:style style:name="P8" style:family="paragraph" style:parent-style-name="Text_20_body" style:list-style-name="L2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officeooo:rsid="002ff620" officeooo:paragraph-rsid="002ff620" style:font-size-asian="12pt" style:font-size-complex="12pt"/>
    </style:style>
    <style:style style:name="P9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2pt" fo:font-weight="normal" officeooo:rsid="0030da54" officeooo:paragraph-rsid="0030da54" style:font-size-asian="12pt" style:font-weight-asian="normal" style:font-size-complex="12pt" style:font-weight-complex="normal"/>
    </style:style>
    <style:style style:name="P10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292674" style:font-size-asian="10pt" style:font-size-complex="10pt"/>
    </style:style>
    <style:style style:name="P11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34b887" style:font-size-asian="10pt" style:font-size-complex="10pt"/>
    </style:style>
    <style:style style:name="P1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fo:font-size="10pt" officeooo:rsid="00274cae" officeooo:paragraph-rsid="00359f06" style:font-size-asian="10pt" style:font-size-complex="10pt"/>
    </style:style>
    <style:style style:name="P13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/>
      <style:text-properties style:font-name="Liberation Mono" fo:font-size="12pt" officeooo:rsid="00257ff9" officeooo:paragraph-rsid="00257ff9" style:font-size-asian="12pt" style:font-size-complex="12pt"/>
    </style:style>
    <style:style style:name="P14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Mono" fo:font-size="10pt" fo:font-weight="normal" officeooo:rsid="003269b5" officeooo:paragraph-rsid="003269b5" style:font-size-asian="10pt" style:font-weight-asian="normal" style:font-size-complex="10pt" style:font-weight-complex="normal"/>
    </style:style>
    <style:style style:name="P15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0da54" officeooo:paragraph-rsid="0030da54" style:font-size-asian="12pt" style:font-weight-asian="normal" style:font-size-complex="12pt" style:font-weight-complex="normal"/>
    </style:style>
    <style:style style:name="P1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274cae" officeooo:paragraph-rsid="003269b5" style:font-size-asian="12pt" style:font-weight-asian="normal" style:font-size-complex="12pt" style:font-weight-complex="normal"/>
    </style:style>
    <style:style style:name="P17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274cae" officeooo:paragraph-rsid="0034b887" style:font-size-asian="12pt" style:font-weight-asian="normal" style:font-size-complex="12pt" style:font-weight-complex="normal"/>
    </style:style>
    <style:style style:name="P18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269b5" officeooo:paragraph-rsid="003269b5" style:font-size-asian="12pt" style:font-weight-asian="normal" style:font-size-complex="12pt" style:font-weight-complex="normal"/>
    </style:style>
    <style:style style:name="P19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2pt" style:font-weight-asian="normal" style:font-size-complex="12pt" style:font-weight-complex="normal"/>
    </style:style>
    <style:style style:name="P20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59f06" officeooo:paragraph-rsid="00359f06" style:font-size-asian="12pt" style:font-weight-asian="normal" style:font-size-complex="12pt" style:font-weight-complex="normal"/>
    </style:style>
    <style:style style:name="P21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269b5" officeooo:paragraph-rsid="003269b5" style:font-size-asian="10.5pt" style:font-weight-asian="normal" style:font-size-complex="12pt" style:font-weight-complex="normal"/>
    </style:style>
    <style:style style:name="P22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32e3c" officeooo:paragraph-rsid="00332e3c" style:font-size-asian="10.5pt" style:font-weight-asian="normal" style:font-size-complex="12pt" style:font-weight-complex="normal"/>
    </style:style>
    <style:style style:name="P23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0.5pt" style:font-weight-asian="normal" style:font-size-complex="12pt" style:font-weight-complex="normal"/>
    </style:style>
    <style:style style:name="P24" style:family="paragraph" style:parent-style-name="Text_20_body">
      <loext:graphic-properties draw:fill="none"/>
      <style:paragraph-properties fo:margin-left="-0.5in" fo:margin-right="-0.5618in" fo:text-indent="0in" style:auto-text-indent="false" fo:break-before="pag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4b887" officeooo:paragraph-rsid="0034b887" style:font-size-asian="10.5pt" style:font-weight-asian="normal" style:font-size-complex="12pt" style:font-weight-complex="normal"/>
    </style:style>
    <style:style style:name="P25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normal" officeooo:rsid="0035ca75" officeooo:paragraph-rsid="0035ca75" style:font-size-asian="10.5pt" style:font-weight-asian="normal" style:font-size-complex="12pt" style:font-weight-complex="normal"/>
    </style:style>
    <style:style style:name="P26" style:family="paragraph" style:parent-style-name="Text_20_body">
      <loext:graphic-properties draw:fill="none"/>
      <style:paragraph-properties fo:margin-left="-0.5in" fo:margin-right="-0.5618in" fo:text-indent="0in" style:auto-text-indent="false" fo:background-color="transparent">
        <style:tab-stops>
          <style:tab-stop style:position="0.25in"/>
        </style:tab-stops>
      </style:paragraph-properties>
      <style:text-properties style:font-name="Liberation Serif" fo:font-size="12pt" fo:font-weight="bold" officeooo:rsid="003876b5" officeooo:paragraph-rsid="003876b5" style:font-size-asian="10.5pt" style:font-weight-asian="bold" style:font-size-complex="12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efe82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74cae" style:font-weight-asian="bold" style:font-weight-complex="bold"/>
    </style:style>
    <style:style style:name="T6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style:font-name="Liberation Mono" fo:font-weight="bold" officeooo:rsid="002b837d" style:font-weight-asian="bold" style:font-weight-complex="bold"/>
    </style:style>
    <style:style style:name="T9" style:family="text">
      <style:text-properties style:font-name="Liberation Mono" fo:font-weight="bold" officeooo:rsid="00292674" style:font-weight-asian="bold" style:font-weight-complex="bold"/>
    </style:style>
    <style:style style:name="T10" style:family="text">
      <style:text-properties style:font-name="Liberation Mono" fo:font-weight="bold" officeooo:rsid="00257ff9" style:font-weight-asian="bold" style:font-weight-complex="bold"/>
    </style:style>
    <style:style style:name="T11" style:family="text">
      <style:text-properties officeooo:rsid="00292674"/>
    </style:style>
    <style:style style:name="T12" style:family="text">
      <style:text-properties officeooo:rsid="002e8bbf"/>
    </style:style>
    <style:style style:name="T13" style:family="text">
      <style:text-properties fo:color="#333333" loext:opacity="100%"/>
    </style:style>
    <style:style style:name="T14" style:family="text">
      <style:text-properties fo:color="#333333" loext:opacity="100%" officeooo:rsid="002ff620"/>
    </style:style>
    <style:style style:name="T15" style:family="text">
      <style:text-properties fo:color="#333333" loext:opacity="100%" style:font-name="Liberation Mono"/>
    </style:style>
    <style:style style:name="T16" style:family="text">
      <style:text-properties fo:color="#333333" loext:opacity="100%" style:font-name="Liberation Mono" fo:font-weight="bold" style:font-weight-asian="bold" style:font-weight-complex="bold"/>
    </style:style>
    <style:style style:name="T17" style:family="text">
      <style:text-properties fo:color="#333333" loext:opacity="100%" style:font-name="Liberation Serif"/>
    </style:style>
    <style:style style:name="T18" style:family="text">
      <style:text-properties officeooo:rsid="0030da54"/>
    </style:style>
    <style:style style:name="T19" style:family="text">
      <style:text-properties officeooo:rsid="003269b5"/>
    </style:style>
    <style:style style:name="T20" style:family="text">
      <style:text-properties officeooo:rsid="0034b887"/>
    </style:style>
    <style:style style:name="T21" style:family="text">
      <style:text-properties style:text-position="super 58%"/>
    </style:style>
    <style:style style:name="T22" style:family="text">
      <style:text-properties style:text-position="0% 100%"/>
    </style:style>
    <style:style style:name="T23" style:family="text">
      <style:text-properties officeooo:rsid="003730b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2">All d</text:span>ata-reading and writing to a document stream (be it a string, file, etc) are handled by the StreamReader and StreamWriter classes, <text:span text:style-name="T2">which has built-in functions capable of parsing and unparsing the data in the stream</text:span>. <text:s/><text:span text:style-name="T2">Th</text:span>ese classes parse the file using elements and chunks;</text:p>
      <text:p text:style-name="P3">All ‘elements’ in the stream have a very simple composition, as follows:</text:p>
      <text:p text:style-name="P3"><text:tab/>“<text:span text:style-name="T4">VAR=LEN;DATA</text:span>”</text:p>
      <text:p text:style-name="P3">The entire file is constructed using this composition.</text:p>
      <text:p text:style-name="P3">The first element in a file is always the file’s version number. <text:s/>This value is used when the system is upgraded to know when an older file’s format needs to be upgraded during the reading process. <text:s/>That entry typically looks like this:</text:p>
      <text:p text:style-name="P13"><text:tab/>“<text:span text:style-name="T4">V=3;1.0</text:span>”</text:p>
      <text:p text:style-name="P6">The ‘=’ and ‘;’ are significant <text:span text:style-name="T12">markers here that allow us to break this element down as follows:</text:span></text:p>
      <text:p text:style-name="P6"><text:tab/><text:span text:style-name="T12">The ‘V’ is a variable name, and always comes before an ‘=’</text:span></text:p>
      <text:p text:style-name="P6"><text:tab/><text:span text:style-name="T12">Next is the ‘3’ which indicates the number of bytes after the ‘;’ to interpret as string data for this variable.</text:span></text:p>
      <text:p text:style-name="P6"><text:tab/><text:span text:style-name="T12">The ‘;’ simply ends the number of bytes and cleanly seperates it from the data.</text:span></text:p>
      <text:p text:style-name="P6"><text:tab/><text:span text:style-name="T12">since the ‘3’ says there are 3 bytes of data, we can now read “1.0” as the data.</text:span></text:p>
      <text:p text:style-name="P7">The final result is <text:span text:style-name="T4">V = “1.0”</text:span></text:p>
      <text:list text:style-name="L2">
        <text:list-header>
          <text:p text:style-name="P4"><text:span text:style-name="T14"/></text:p>
          <text:p text:style-name="P4"><text:span text:style-name="T14">O</text:span><text:span text:style-name="T13">ne special case exists where the length (3 in this case) may be a negative number, which indicates the data is actualy stored as base64 since it contains raw binary data. <text:s/>This conversion is handled both for reading and writing entirely by the StreamReader internally, so that the component handlers themselves don’t have to worry about it.</text:span></text:p>
          <text:p text:style-name="P8"><text:span text:style-name="T13">Therefore </text:span><text:span text:style-name="T16">“V=-4;MS4w”</text:span><text:span text:style-name="T17"> is the base64 encoded equivalent of </text:span><text:span text:style-name="T16">“V=3;1.0”</text:span></text:p>
        </text:list-header>
      </text:list>
      <text:p text:style-name="P15"><text:span text:style-name="T13"/></text:p>
      <text:p text:style-name="P15"><text:span text:style-name="T13">One final thing to note is that whitespace is allowed around the VAR and LEN parts just for easier readability, but must not exist in the DATA area.</text:span></text:p>
      <text:p text:style-name="P9"><text:span text:style-name="T15"/></text:p>
      <text:p text:style-name="P5"><text:span text:style-name="T11">Everything a</text:span>fter <text:span text:style-name="T11">th</text:span><text:span text:style-name="T18">at</text:span><text:span text:style-name="T11"> first element, the version number, has a more complex composition that makes up the different components and their data, </text:span><text:span text:style-name="T19">but still always follows the same rule. <text:s/>Lets start with an example:</text:span></text:p>
      <text:p text:style-name="P11"><text:span text:style-name="T10"><text:tab/>V=3;1.0</text:span><text:span text:style-name="T9">CTE</text:span><text:span text:style-name="T7">=44;&lt;&gt;=25;L=2;20T=2;20W=3;100H=2;30C=-8;SUFtMDAw</text:span></text:p>
      <text:p text:style-name="P16"><text:span text:style-name="T19">This is a fully defined </text:span><text:span text:style-name="T20">file with one </text:span><text:span text:style-name="T19">component that breaks down as follows:</text:span></text:p>
      <text:p text:style-name="P19">Since whitespace is allowed around the KEY and LEN portions we can make it easier to read as follows:</text:p>
      <text:p text:style-name="P11"><text:span text:style-name="T10"><text:tab/>V=3;1.0</text:span></text:p>
      <text:p text:style-name="P11"><text:span text:style-name="T9"><text:tab/>CTE</text:span><text:span text:style-name="T7">=44;&lt;&gt;=25;L=2;20T=2;20W=3;100H=2;30C=-8;SUFtMDAw</text:span></text:p>
      <text:p text:style-name="P19">The first line is the required file version.</text:p>
      <text:p text:style-name="P17"><text:tab/><text:span text:style-name="T20">The second (and all lines thereafter) comprise a component. <text:s/></text:span></text:p>
      <text:p text:style-name="P17"><text:span text:style-name="T19">CTE is the component name, whos data is “</text:span><text:span text:style-name="T6">&lt;&gt;=25;L=2;20T=2;20W=3;100H=2;30C=-8;SUFtMDAw</text:span><text:span text:style-name="T1">”</text:span></text:p>
      <text:p text:style-name="P18">We run that data through another StreamReader to break it down further which gives us two key-val pairs:</text:p>
      <text:p text:style-name="P18"><text:tab/>Key<text:tab/>Value</text:p>
      <text:p text:style-name="P14"><text:tab/>&lt;&gt;<text:tab/><text:tab/><text:span text:style-name="T5">L=2;20T=2;20W=3;100H=2;30</text:span></text:p>
      <text:p text:style-name="P14"><text:span text:style-name="T5"><text:tab/></text:span><text:span text:style-name="T4">C<text:tab/><text:tab/>IAm000 <text:s text:c="2"/></text:span><text:span text:style-name="T3">(the -8 indicated that SUFtMDAw is base64 which becomes IAm000)</text:span></text:p>
      <text:p text:style-name="P10"><text:span text:style-name="T7"/></text:p>
      <text:p text:style-name="P21">A key of “&lt;&gt;” is a special-case key that indicates the data belonging to it is actually style data that is to be applied to the component’s wrapping &lt;div&gt; and is not directly handed off to the component, but is consumed and applied by the StreamReader instead. <text:s text:c="2"/>The breakdown of that data is L=20, T=20, W=100, H=30 which applies styles of left=”20px”, top=”20px”, width=”100px”, and height=”30px”</text:p>
      <text:p text:style-name="P22">Now, the “C=IAm000” is handed off to the CTE component for it to do whatever it wants with it. <text:s/>and the C could have been any letter or word the component wanted. <text:s/>The CTE component happens to recognize C to mean ‘content’ and puts whatever C contains in the &lt;div&gt;’s innerHTML.</text:p>
      <text:p text:style-name="P21">So what we have is a CTE component sized as a 100px wide 30px tall div at 20px,20px within its parent div, whos innerHTML is “IAm000”</text:p>
      <text:p text:style-name="P21"/>
      <text:p text:style-name="P23"/>
      <text:p text:style-name="P24">Along with “&lt;&gt;” being a special-case key, there is one other, which is ‘++’ which tells the DocLoader that this is a component that has children, and the value of the ++ keypair is the number of children it has. <text:s text:c="2"/>Lets use the following example, by placing a BOX component in the file right before the CTE component:</text:p>
      <text:p text:style-name="P11"><text:span text:style-name="T10">V=3;1.0</text:span><text:span text:style-name="T7">BOX=36;&lt;&gt;=24;L=2;20T=2;20R=2;20B=2;20++=1;</text:span><text:span text:style-name="T8">1</text:span><text:span text:style-name="T9">CTE</text:span><text:span text:style-name="T7">=44;&lt;&gt;=25;L=2;20T=2;20W=3;100H=2;30C=-8;SUFtMDAw</text:span></text:p>
      <text:p text:style-name="P20">Once again, introducing whitespace and linefeeds we can make it more readable:</text:p>
      <text:p text:style-name="P12"><text:span text:style-name="T10">V=3;1.0</text:span></text:p>
      <text:p text:style-name="P12"><text:span text:style-name="T7">BOX=36;&lt;&gt;=24;L=2;20T=2;20R=2;20B=2;20++=1;</text:span><text:span text:style-name="T8">1</text:span></text:p>
      <text:p text:style-name="P12"><text:span text:style-name="T8"><text:tab/></text:span><text:span text:style-name="T9">CTE</text:span><text:span text:style-name="T7">=44;&lt;&gt;=25;L=2;20T=2;20W=3;100H=2;30C=-8;SUFtMDAw</text:span></text:p>
      <text:p text:style-name="P25">The first and 3<text:span text:style-name="T21">rd</text:span> lines were explained above and have not changed, but the 2<text:span text:style-name="T21">nd</text:span> line is new and describes a BOX component with &lt;&gt; style of left=”20px”,top=”20px”, right=”20px”, bottom=”20px” and with specialkey ‘++’ indicating that the following 1<text:span text:style-name="T23">(one)</text:span> component(s) are children that exist inside this BOX’s &lt;div&gt;</text:p>
      <text:p text:style-name="P25"/>
      <text:p text:style-name="P26">Outside of the &lt;&gt; and == special keys, components are free to use any key=value pairs they wa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09:56:30.165369820</meta:creation-date>
    <meta:generator>LibreOffice/24.2.7.2$Linux_X86_64 LibreOffice_project/420$Build-2</meta:generator>
    <dc:date>2025-04-21T08:08:03.266460648</dc:date>
    <meta:editing-duration>PT22H11M21S</meta:editing-duration>
    <meta:editing-cycles>26</meta:editing-cycles>
    <meta:document-statistic meta:table-count="0" meta:image-count="0" meta:object-count="0" meta:page-count="3" meta:paragraph-count="40" meta:word-count="710" meta:character-count="4415" meta:non-whitespace-character-count="3716"/>
  </office:meta>
</office:document-meta>
</file>